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713in" svg:height="3.476in" svg:x="7.302in" svg:y="0.2197in">
            <draw:object draw:notify-on-update-of-ranges="Sheet1.B3:Sheet1.B7 Sheet1.E3:Sheet1.E7 Sheet1.E8:Sheet1.E12 Sheet1.E1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, C^o</text:p>
          </table:table-cell>
          <table:table-cell office:value-type="string" calcext:value-type="string">
            <text:p>delta P, bar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delta V / delta t, uV / C^o</text:p>
          </table:table-cell>
          <table:table-cell office:value-type="string" calcext:value-type="string">
            <text:p>delta t, C^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table:formula="of:=([.C2]/([.$D$2]))*10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([.C3]/([.$D$2]))*1000" office:value-type="float" office:value="2.76381909547739" calcext:value-type="float">
            <text:p>2.76381909547739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89" calcext:value-type="float">
            <text:p>0.089</text:p>
          </table:table-cell>
          <table:table-cell/>
          <table:table-cell table:formula="of:=([.C4]/([.$D$2]))*1000" office:value-type="float" office:value="2.23618090452261" calcext:value-type="float">
            <text:p>2.236180904522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8" calcext:value-type="float">
            <text:p>0.068</text:p>
          </table:table-cell>
          <table:table-cell/>
          <table:table-cell table:formula="of:=([.C5]/([.$D$2]))*1000" office:value-type="float" office:value="1.70854271356784" calcext:value-type="float">
            <text:p>1.7085427135678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([.C6]/([.$D$2]))*1000" office:value-type="float" office:value="1.25628140703518" calcext:value-type="float">
            <text:p>1.256281407035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3" calcext:value-type="float">
            <text:p>0.033</text:p>
          </table:table-cell>
          <table:table-cell/>
          <table:table-cell table:formula="of:=([.C7]/([.$D$2]))*1000" office:value-type="float" office:value="0.829145728643216" calcext:value-type="float">
            <text:p>0.829145728643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1.5" calcext:value-type="float">
            <text:p>41.5</text:p>
          </table:table-cell>
          <table:table-cell table:formula="of:=([.C8]/([.$D$8]))*1000" office:value-type="float" office:value="2.40963855421687" calcext:value-type="float">
            <text:p>2.4096385542168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82" calcext:value-type="float">
            <text:p>0.082</text:p>
          </table:table-cell>
          <table:table-cell/>
          <table:table-cell table:formula="of:=([.C9]/([.$D$8]))*1000" office:value-type="float" office:value="1.97590361445783" calcext:value-type="float">
            <text:p>1.97590361445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2" calcext:value-type="float">
            <text:p>0.062</text:p>
          </table:table-cell>
          <table:table-cell/>
          <table:table-cell table:formula="of:=([.C10]/([.$D$8]))*1000" office:value-type="float" office:value="1.49397590361446" calcext:value-type="float">
            <text:p>1.49397590361446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([.C11]/([.$D$8]))*1000" office:value-type="float" office:value="1.08433734939759" calcext:value-type="float">
            <text:p>1.084337349397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[.C12]/([.$D$8]))*1000" office:value-type="float" office:value="0.698795180722892" calcext:value-type="float">
            <text:p>0.6987951807228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095" calcext:value-type="float">
            <text:p>0.095</text:p>
          </table:table-cell>
          <table:table-cell office:value-type="float" office:value="43.2" calcext:value-type="float">
            <text:p>43.2</text:p>
          </table:table-cell>
          <table:table-cell table:formula="of:=([.C13]/([.$D$13]))*1000" office:value-type="float" office:value="2.19907407407407" calcext:value-type="float">
            <text:p>2.1990740740740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([.C14]/([.$D$13]))*1000" office:value-type="float" office:value="1.73611111111111" calcext:value-type="float">
            <text:p>1.73611111111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/>
          <table:table-cell table:formula="of:=([.C15]/([.$D$13]))*1000" office:value-type="float" office:value="1.36574074074074" calcext:value-type="float">
            <text:p>1.3657407407407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([.C16]/([.$D$13]))*1000" office:value-type="float" office:value="0.99537037037037" calcext:value-type="float">
            <text:p>0.995370370370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([.C17]/([.$D$13]))*1000" office:value-type="float" office:value="0.694444444444444" calcext:value-type="float">
            <text:p>0.694444444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04:40:36.507654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04:04:06.767130259</meta:creation-date>
    <dc:date>2024-02-04T04:41:25.307373097</dc:date>
    <meta:editing-duration>PT30M23S</meta:editing-duration>
    <meta:editing-cycles>2</meta:editing-cycles>
    <meta:generator>LibreOffice/7.5.9.2$Linux_X86_64 LibreOffice_project/50$Build-2</meta:generator>
    <meta:document-statistic meta:table-count="1" meta:cell-count="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76cm" svg:height="8.83cm" xlink:href=".." xlink:type="simple" chart:class="chart:line" chart:style-name="ch1">
        <chart:legend chart:legend-position="end" svg:x="13.221cm" svg:y="3.618cm" style:legend-expansion="high" chart:style-name="ch2"/>
        <chart:plot-area chart:style-name="ch3" table:cell-range-address="Sheet1.B3:Sheet1.B7 Sheet1.E3:Sheet1.E17" chart:data-source-has-labels="both" svg:x="1.324cm" svg:y="0.176cm" svg:width="11.584cm" svg:height="7.497cm">
          <chart:coordinate-region svg:x="2.051cm" svg:y="0.376cm" svg:width="10.763cm" svg:height="6.65cm"/>
          <chart:axis chart:dimension="x" chart:name="primary-x" chart:style-name="ch4" chartooo:axis-type="auto">
            <chartooo:date-scale/>
            <chart:title svg:x="6.239cm" svg:y="7.849cm" chart:style-name="ch5">
              <text:p>delta P, bar</text:p>
            </chart:title>
            <chart:categories table:cell-range-address="Sheet1.B3:Sheet1.B7"/>
          </chart:axis>
          <chart:axis chart:dimension="y" chart:name="primary-y" chart:style-name="ch4">
            <chart:title svg:x="0.451cm" svg:y="4.788cm" chart:style-name="ch6">
              <text:p>delta t, C^o</text:p>
            </chart:title>
            <chart:grid chart:style-name="ch7" chart:class="major"/>
          </chart:axis>
          <chart:series chart:style-name="ch8" chart:values-cell-range-address="Sheet1.E3:Sheet1.E7" loext:label-string="first" chart:class="chart:line">
            <chart:data-point chart:repeated="5"/>
          </chart:series>
          <chart:series chart:style-name="ch9" chart:values-cell-range-address="Sheet1.E8:Sheet1.E12" loext:label-string="second" chart:class="chart:line">
            <chart:data-point chart:repeated="5"/>
          </chart:series>
          <chart:series chart:style-name="ch10" chart:values-cell-range-address="Sheet1.E13:Sheet1.E17" loext:label-string="third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</table:table-cell>
              <table:table-cell office:value-type="string">
                <text:p>second</text:p>
              </table:table-cell>
              <table:table-cell office:value-type="string">
                <text:p>thir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B3:Sheet1.B7</svg:desc>
                </draw:g>
              </table:table-cell>
              <table:table-cell office:value-type="float" office:value="2.76381909547739">
                <text:p>2.76381909547739</text:p>
                <draw:g>
                  <svg:desc>Sheet1.E3:Sheet1.E7</svg:desc>
                </draw:g>
              </table:table-cell>
              <table:table-cell office:value-type="float" office:value="2.40963855421687">
                <text:p>2.40963855421687</text:p>
                <draw:g>
                  <svg:desc>Sheet1.E8:Sheet1.E12</svg:desc>
                </draw:g>
              </table:table-cell>
              <table:table-cell office:value-type="float" office:value="2.19907407407407">
                <text:p>2.19907407407407</text:p>
                <draw:g>
                  <svg:desc>Sheet1.E13:Sheet1.E17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23618090452261">
                <text:p>2.23618090452261</text:p>
              </table:table-cell>
              <table:table-cell office:value-type="float" office:value="1.97590361445783">
                <text:p>1.97590361445783</text:p>
              </table:table-cell>
              <table:table-cell office:value-type="float" office:value="1.73611111111111">
                <text:p>1.736111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0854271356784">
                <text:p>1.70854271356784</text:p>
              </table:table-cell>
              <table:table-cell office:value-type="float" office:value="1.49397590361446">
                <text:p>1.49397590361446</text:p>
              </table:table-cell>
              <table:table-cell office:value-type="float" office:value="1.36574074074074">
                <text:p>1.3657407407407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1.08433734939759">
                <text:p>1.08433734939759</text:p>
              </table:table-cell>
              <table:table-cell office:value-type="float" office:value="0.99537037037037">
                <text:p>0.995370370370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29145728643216">
                <text:p>0.829145728643216</text:p>
              </table:table-cell>
              <table:table-cell office:value-type="float" office:value="0.698795180722892">
                <text:p>0.698795180722892</text:p>
              </table:table-cell>
              <table:table-cell office:value-type="float" office:value="0.694444444444444">
                <text:p>0.6944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